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shapes>
          <draw:frame draw:z-index="0" draw:style-name="gr1" draw:text-style-name="P1" svg:width="13.486cm" svg:height="7.586cm" svg:x="12.498cm" svg:y="0cm">
            <draw:object draw:notify-on-update-of-ranges="Planilha1_2.A2:Planilha1_2.A17 Planilha1_2.B1:Planilha1_2.B1 Planilha1_2.B2:Planilha1_2.B17 Planilha1_2.C1:Planilha1_2.C1 Planilha1_2.C2:Planilha1_2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2.115cm" svg:y="10.722cm">
            <draw:object draw:notify-on-update-of-ranges="Planilha1_2.A25:Planilha1_2.A25 Planilha1_2.A26:Planilha1_2.A93 Planilha1_2.B25:Planilha1_2.B25 Planilha1_2.B26:Planilha1_2.B93 Planilha1_2.C25:Planilha1_2.C25 Planilha1_2.C26:Planilha1_2.C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Linhas</text:p>
          </table:table-cell>
          <table:table-cell table:style-name="ce1" office:value-type="string" calcext:value-type="string">
            <text:p>Senoide Alterada</text:p>
          </table:table-cell>
          <table:table-cell table:style-name="ce1" office:value-type="string" calcext:value-type="string">
            <text:p>Senoide Origina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0.448181" calcext:value-type="float">
            <text:p>140,448181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2.776474" calcext:value-type="float">
            <text:p>152,776474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4.86615" calcext:value-type="float">
            <text:p>164,86615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6.6008" calcext:value-type="float">
            <text:p>176,6008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7.867386" calcext:value-type="float">
            <text:p>187,867386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.557419" calcext:value-type="float">
            <text:p>198,557419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8.567947" calcext:value-type="float">
            <text:p>208,567947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7.802567" calcext:value-type="float">
            <text:p>217,802567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6.172333" calcext:value-type="float">
            <text:p>226,172333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3.596634" calcext:value-type="float">
            <text:p>233,596634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0.003998" calcext:value-type="float">
            <text:p>240,003998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5.332703" calcext:value-type="float">
            <text:p>245,332703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9.531418" calcext:value-type="float">
            <text:p>249,531418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2.559738" calcext:value-type="float">
            <text:p>252,559738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4.388458" calcext:value-type="float">
            <text:p>254,388458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Linhas</text:p>
          </table:table-cell>
          <table:table-cell table:style-name="ce1" office:value-type="string" calcext:value-type="string">
            <text:p>Senoide Alterada</text:p>
          </table:table-cell>
          <table:table-cell table:style-name="ce1" office:value-type="string" calcext:value-type="string">
            <text:p>Senoide Original</text:p>
          </table:table-cell>
          <table:table-cell table:style-name="ce5" table:number-columns-repeated="6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3"/>
          <table:table-cell table:number-columns-repeated="95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Default" table:number-columns-repeated="67"/>
          <table:table-cell table:number-columns-repeated="9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4" office:value-type="float" office:value="152.776474" calcext:value-type="float">
            <text:p>1,53E+02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4" office:value-type="float" office:value="176.6008" calcext:value-type="float">
            <text:p>1,77E+02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4" office:value-type="float" office:value="198.557419" calcext:value-type="float">
            <text:p>1,99E+02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Default" table:number-columns-repeated="66"/>
          <table:table-cell table:number-columns-repeated="95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4" office:value-type="float" office:value="233.596634" calcext:value-type="float">
            <text:p>2,34E+02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Default" table:number-columns-repeated="68"/>
          <table:table-cell table:number-columns-repeated="95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Default" table:number-columns-repeated="67"/>
          <table:table-cell table:number-columns-repeated="9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float" office:value="254.388458" calcext:value-type="float">
            <text:p>2,54E+02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249.531418" calcext:value-type="float">
            <text:p>2,50E+02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0.003998" calcext:value-type="float">
            <text:p>2,40E+02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float" office:value="226.172333" calcext:value-type="float">
            <text:p>2,26E+02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float" office:value="208.567947" calcext:value-type="float">
            <text:p>2,09E+02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float" office:value="187.867386" calcext:value-type="float">
            <text:p>1,88E+02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255" calcext:value-type="float">
            <text:p>255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4" office:value-type="float" office:value="252.559738" calcext:value-type="float">
            <text:p>2,5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4" office:value-type="float" office:value="245.332703" calcext:value-type="float">
            <text:p>2,45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4" office:value-type="float" office:value="233.596634" calcext:value-type="float">
            <text:p>2,34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4" office:value-type="float" office:value="217.802567" calcext:value-type="float">
            <text:p>2,18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" office:value-type="float" office:value="1.61153972" calcext:value-type="float">
            <text:p>1,61E+00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" office:value-type="float" office:value="6.46857738" calcext:value-type="float">
            <text:p>6,47E+00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4" office:value-type="float" office:value="15.9959993" calcext:value-type="float">
            <text:p>1,60E+01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office:value-type="float" office:value="29.827673" calcext:value-type="float">
            <text:p>2,98E+01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4" office:value-type="float" office:value="47.4320526" calcext:value-type="float">
            <text:p>4,74E+01</text:p>
          </table:table-cell>
          <table:table-cell table:style-name="ce4" office:value-type="float" office:value="3.44026947" calcext:value-type="float">
            <text:p>3,44E+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4" office:value-type="float" office:value="10.6672993" calcext:value-type="float">
            <text:p>1,07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4" office:value-type="float" office:value="68.1326141" calcext:value-type="float">
            <text:p>6,81E+01</text:p>
          </table:table-cell>
          <table:table-cell table:style-name="ce4" office:value-type="float" office:value="22.4033585" calcext:value-type="float">
            <text:p>2,2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4" office:value-type="float" office:value="38.1974373" calcext:value-type="float">
            <text:p>3,82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float" office:value="91.1338425" calcext:value-type="float">
            <text:p>9,11E+01</text:p>
          </table:table-cell>
          <table:table-cell table:style-name="ce4" office:value-type="float" office:value="57.4425812" calcext:value-type="float">
            <text:p>5,7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4" office:value-type="float" office:value="79.3992004" calcext:value-type="float">
            <text:p>7,94E+01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office:value-type="float" office:value="115.551826" calcext:value-type="float">
            <text:p>1,16E+02</text:p>
          </table:table-cell>
          <table:table-cell table:style-name="ce4" office:value-type="float" office:value="103.223526" calcext:value-type="float">
            <text:p>1,0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28" calcext:value-type="float">
            <text:p>128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" office:value-type="float" office:value="140.448181" calcext:value-type="float">
            <text:p>1,40E+02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4" office:value-type="float" office:value="152.776474" calcext:value-type="float">
            <text:p>1,53E+02</text:p>
          </table:table-cell>
          <table:table-cell table:style-name="ce4" office:value-type="float" office:value="176.6008" calcext:value-type="float">
            <text:p>1,77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float" office:value="164.86615" calcext:value-type="float">
            <text:p>1,65E+02</text:p>
          </table:table-cell>
          <table:table-cell table:style-name="ce4" office:value-type="float" office:value="198.557419" calcext:value-type="float">
            <text:p>1,99E+02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 table:number-rows-repeated="1040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" table:style-name="ta1">
        <table:shapes>
          <draw:frame draw:z-index="0" draw:style-name="gr1" draw:text-style-name="P1" svg:width="15.999cm" svg:height="8.999cm" svg:x="13.723cm" svg:y="0.525cm">
            <draw:object draw:notify-on-update-of-ranges="Planilha1.A1:Planilha1.A1 Planilha1.A2:Planilha1.A17 Planilha1.B1:Planilha1.B1 Planilha1.B2:Planilha1.B17 Planilha1.C1:Planilha1.C1 Planilha1.C2:Planilha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007" table:default-cell-style-name="ce2"/>
        <table:table-row table:style-name="ro1">
          <table:table-cell table:style-name="ce1" office:value-type="string" calcext:value-type="string">
            <text:p>Linhas</text:p>
          </table:table-cell>
          <table:table-cell table:style-name="ce1" office:value-type="string" calcext:value-type="string">
            <text:p>Senoide Alterada</text:p>
          </table:table-cell>
          <table:table-cell table:style-name="ce1" office:value-type="string" calcext:value-type="string">
            <text:p>Senoide Original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0.448181" calcext:value-type="float">
            <text:p>140,448181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2.776474" calcext:value-type="float">
            <text:p>152,776474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4.86615" calcext:value-type="float">
            <text:p>164,86615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6.6008" calcext:value-type="float">
            <text:p>176,6008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7.867386" calcext:value-type="float">
            <text:p>187,867386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8.557419" calcext:value-type="float">
            <text:p>198,557419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8.567947" calcext:value-type="float">
            <text:p>208,567947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7.802567" calcext:value-type="float">
            <text:p>217,802567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6.172333" calcext:value-type="float">
            <text:p>226,172333</text:p>
          </table:table-cell>
          <table:table-cell table:style-name="ce1" office:value-type="float" office:value="252.559738" calcext:value-type="float">
            <text:p>252,559738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3.596634" calcext:value-type="float">
            <text:p>233,596634</text:p>
          </table:table-cell>
          <table:table-cell table:style-name="ce1" office:value-type="float" office:value="245.332703" calcext:value-type="float">
            <text:p>245,332703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0.003998" calcext:value-type="float">
            <text:p>240,003998</text:p>
          </table:table-cell>
          <table:table-cell table:style-name="ce1" office:value-type="float" office:value="233.596634" calcext:value-type="float">
            <text:p>233,59663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5.332703" calcext:value-type="float">
            <text:p>245,332703</text:p>
          </table:table-cell>
          <table:table-cell table:style-name="ce1" office:value-type="float" office:value="217.802567" calcext:value-type="float">
            <text:p>217,802567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9.531418" calcext:value-type="float">
            <text:p>249,531418</text:p>
          </table:table-cell>
          <table:table-cell table:style-name="ce1" office:value-type="float" office:value="198.557419" calcext:value-type="float">
            <text:p>198,557419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2.559738" calcext:value-type="float">
            <text:p>252,559738</text:p>
          </table:table-cell>
          <table:table-cell table:style-name="ce1" office:value-type="float" office:value="176.6008" calcext:value-type="float">
            <text:p>176,6008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4.388458" calcext:value-type="float">
            <text:p>254,388458</text:p>
          </table:table-cell>
          <table:table-cell table:style-name="ce1" office:value-type="float" office:value="152.776474" calcext:value-type="float">
            <text:p>152,776474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1:11:29.691428237</meta:creation-date>
    <dc:date>2023-06-11T12:33:16.391155562</dc:date>
    <meta:editing-duration>PT9M1S</meta:editing-duration>
    <meta:editing-cycles>1</meta:editing-cycles>
    <meta:document-statistic meta:table-count="2" meta:cell-count="309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Diferença Entre Os Valores das Senoides</text:p>
        </chart:title>
        <chart:legend chart:legend-position="end" svg:x="12.626cm" svg:y="3.952cm" style:legend-expansion="high" chart:style-name="ch3"/>
        <chart:plot-area chart:style-name="ch4" table:cell-range-address="Planilha1.A1:Planilha1.C17" chart:data-source-has-labels="both" svg:x="1.331cm" svg:y="1.275cm" svg:width="10.975cm" svg:height="6.564cm">
          <chart:coordinate-region svg:x="2.138cm" svg:y="1.475cm" svg:width="10.168cm" svg:height="5.717cm"/>
          <chart:axis chart:dimension="x" chart:name="primary-x" chart:style-name="ch5" chartooo:axis-type="auto">
            <chartooo:date-scale/>
            <chart:title svg:x="6.205cm" svg:y="8.019cm" chart:style-name="ch6">
              <text:p>Valores</text:p>
            </chart:title>
            <chart:categories table:cell-range-address="Planilha1.A2:Planilha1.A17"/>
          </chart:axis>
          <chart:axis chart:dimension="y" chart:name="primary-y" chart:style-name="ch7">
            <chart:title svg:x="0.451cm" svg:y="5.104cm" chart:style-name="ch8">
              <text:p>Linhas</text:p>
            </chart:title>
            <chart:grid chart:style-name="ch9" chart:class="major"/>
          </chart:axis>
          <chart:series chart:style-name="ch10" chart:values-cell-range-address="Planilha1.B2:Planilha1.B17" chart:label-cell-address="Planilha1.B1:Planilha1.B1" chart:class="chart:bar">
            <chart:data-point chart:repeated="16"/>
          </chart:series>
          <chart:series chart:style-name="ch11" chart:values-cell-range-address="Planilha1.C2:Planilha1.C17" chart:label-cell-address="Planilha1.C1:Planilha1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Alterada</text:p>
                <draw:g>
                  <svg:desc>Planilha1.B1:Planilha1.B1</svg:desc>
                </draw:g>
              </table:table-cell>
              <table:table-cell office:value-type="string">
                <text:p>Senoide Original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7</svg:desc>
                </draw:g>
              </table:table-cell>
              <table:table-cell office:value-type="float" office:value="128">
                <text:p>128</text:p>
                <draw:g>
                  <svg:desc>Planilha1.B2:Planilha1.B17</svg:desc>
                </draw:g>
              </table:table-cell>
              <table:table-cell office:value-type="float" office:value="128">
                <text:p>128</text:p>
                <draw:g>
                  <svg:desc>Planilha1.C2:Planilha1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52.776474">
                <text:p>152.77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87cm" svg:height="7.587cm" xlink:href=".." xlink:type="simple" chart:class="chart:bar" chart:style-name="ch1">
        <chart:title svg:x="2.532cm" svg:y="0.287cm" chart:style-name="ch2">
          <text:p>Diferença Entre Os Valores das Senoides</text:p>
        </chart:title>
        <chart:legend chart:legend-position="end" svg:x="10.113cm" svg:y="3.245cm" style:legend-expansion="high" chart:style-name="ch3"/>
        <chart:plot-area chart:style-name="ch4" table:cell-range-address="Planilha1_2.A1:Planilha1_2.C17" chart:data-source-has-labels="both" svg:x="1.28cm" svg:y="1.217cm" svg:width="8.564cm" svg:height="5.238cm">
          <chart:coordinate-region svg:x="2.087cm" svg:y="1.416cm" svg:width="7.757cm" svg:height="4.392cm"/>
          <chart:axis chart:dimension="x" chart:name="primary-x" chart:style-name="ch5" chartooo:axis-type="auto">
            <chartooo:date-scale/>
            <chart:title svg:x="4.949cm" svg:y="6.606cm" chart:style-name="ch6">
              <text:p>Valores</text:p>
            </chart:title>
            <chart:categories table:cell-range-address="Planilha1_2.A2:Planilha1_2.A17"/>
          </chart:axis>
          <chart:axis chart:dimension="y" chart:name="primary-y" chart:style-name="ch7">
            <chart:title svg:x="0.451cm" svg:y="4.383cm" chart:style-name="ch8">
              <text:p>Linhas</text:p>
            </chart:title>
            <chart:grid chart:style-name="ch9" chart:class="major"/>
          </chart:axis>
          <chart:series chart:style-name="ch10" chart:values-cell-range-address="Planilha1_2.B2:Planilha1_2.B17" chart:label-cell-address="Planilha1_2.B1:Planilha1_2.B1" chart:class="chart:bar">
            <chart:data-point chart:repeated="16"/>
          </chart:series>
          <chart:series chart:style-name="ch11" chart:values-cell-range-address="Planilha1_2.C2:Planilha1_2.C17" chart:label-cell-address="Planilha1_2.C1:Planilha1_2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Alterada</text:p>
                <draw:g>
                  <svg:desc>Planilha1_2.B1:Planilha1_2.B1</svg:desc>
                </draw:g>
              </table:table-cell>
              <table:table-cell office:value-type="string">
                <text:p>Senoide Original</text:p>
                <draw:g>
                  <svg:desc>Planilha1_2.C1:Planilha1_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_2.A2:Planilha1_2.A17</svg:desc>
                </draw:g>
              </table:table-cell>
              <table:table-cell office:value-type="float" office:value="128">
                <text:p>128</text:p>
                <draw:g>
                  <svg:desc>Planilha1_2.B2:Planilha1_2.B17</svg:desc>
                </draw:g>
              </table:table-cell>
              <table:table-cell office:value-type="float" office:value="128">
                <text:p>128</text:p>
                <draw:g>
                  <svg:desc>Planilha1_2.C2:Planilha1_2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52.776474">
                <text:p>152.776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07cm" svg:y="0.316cm" chart:style-name="ch2">
          <text:p>Diferença Entre Valores Das Senoides</text:p>
        </chart:title>
        <chart:legend chart:legend-position="end" svg:x="12.626cm" svg:y="3.952cm" style:legend-expansion="high" chart:style-name="ch3"/>
        <chart:plot-area chart:style-name="ch4" table:cell-range-address="Planilha1_2.A25:Planilha1_2.C93" chart:data-source-has-labels="both" svg:x="1.331cm" svg:y="1.275cm" svg:width="10.975cm" svg:height="6.564cm">
          <chart:coordinate-region svg:x="2.138cm" svg:y="1.474cm" svg:width="10.168cm" svg:height="5.573cm"/>
          <chart:axis chart:dimension="x" chart:name="primary-x" chart:style-name="ch5" chartooo:axis-type="auto">
            <chartooo:date-scale/>
            <chart:title svg:x="6.271cm" svg:y="8.019cm" chart:style-name="ch6">
              <text:p>Linhas</text:p>
            </chart:title>
            <chart:categories table:cell-range-address="Planilha1_2.A26:Planilha1_2.A93"/>
          </chart:axis>
          <chart:axis chart:dimension="y" chart:name="primary-y" chart:style-name="ch7">
            <chart:title svg:x="0.451cm" svg:y="5.17cm" chart:style-name="ch8">
              <text:p>Valores</text:p>
            </chart:title>
            <chart:grid chart:style-name="ch9" chart:class="major"/>
          </chart:axis>
          <chart:series chart:style-name="ch10" chart:values-cell-range-address="Planilha1_2.B26:Planilha1_2.B93" chart:label-cell-address="Planilha1_2.B25:Planilha1_2.B25" chart:class="chart:bar">
            <chart:data-point chart:repeated="68"/>
          </chart:series>
          <chart:series chart:style-name="ch11" chart:values-cell-range-address="Planilha1_2.C26:Planilha1_2.C93" chart:label-cell-address="Planilha1_2.C25:Planilha1_2.C25" chart:class="chart:ba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oide Alterada</text:p>
                <draw:g>
                  <svg:desc>Planilha1_2.B25:Planilha1_2.B25</svg:desc>
                </draw:g>
              </table:table-cell>
              <table:table-cell office:value-type="string">
                <text:p>Senoide Original</text:p>
                <draw:g>
                  <svg:desc>Planilha1_2.C25:Planilha1_2.C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_2.A26:Planilha1_2.A93</svg:desc>
                </draw:g>
              </table:table-cell>
              <table:table-cell office:value-type="float" office:value="128">
                <text:p>128</text:p>
                <draw:g>
                  <svg:desc>Planilha1_2.B26:Planilha1_2.B93</svg:desc>
                </draw:g>
              </table:table-cell>
              <table:table-cell office:value-type="float" office:value="128">
                <text:p>128</text:p>
                <draw:g>
                  <svg:desc>Planilha1_2.C26:Planilha1_2.C9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6.6008">
                <text:p>176.6008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.567947">
                <text:p>208.567947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.802567">
                <text:p>217.8025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.172333">
                <text:p>226.17233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3.596634">
                <text:p>233.596634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.332703">
                <text:p>245.33270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9.531418">
                <text:p>249.53141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.559738">
                <text:p>252.559738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54.388458">
                <text:p>254.388458</text:p>
              </table:table-cell>
              <table:table-cell office:value-type="float" office:value="103.223526">
                <text:p>103.2235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2.559738">
                <text:p>252.559738</text:p>
              </table:table-cell>
              <table:table-cell office:value-type="float" office:value="79.3992004">
                <text:p>79.39920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9.531418">
                <text:p>249.531418</text:p>
              </table:table-cell>
              <table:table-cell office:value-type="float" office:value="57.4425812">
                <text:p>57.44258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5.332703">
                <text:p>245.332703</text:p>
              </table:table-cell>
              <table:table-cell office:value-type="float" office:value="38.1974373">
                <text:p>38.19743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0.003998">
                <text:p>240.003998</text:p>
              </table:table-cell>
              <table:table-cell office:value-type="float" office:value="22.4033585">
                <text:p>22.40335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3.596634">
                <text:p>233.596634</text:p>
              </table:table-cell>
              <table:table-cell office:value-type="float" office:value="10.6672993">
                <text:p>10.66729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6.172333">
                <text:p>226.172333</text:p>
              </table:table-cell>
              <table:table-cell office:value-type="float" office:value="3.44026947">
                <text:p>3.44026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7.802567">
                <text:p>217.802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8.567947">
                <text:p>208.567947</text:p>
              </table:table-cell>
              <table:table-cell office:value-type="float" office:value="3.44026947">
                <text:p>3.440269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8.557419">
                <text:p>198.557419</text:p>
              </table:table-cell>
              <table:table-cell office:value-type="float" office:value="10.6672993">
                <text:p>10.667299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87.867386">
                <text:p>187.867386</text:p>
              </table:table-cell>
              <table:table-cell office:value-type="float" office:value="22.4033585">
                <text:p>22.403358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6.6008">
                <text:p>176.6008</text:p>
              </table:table-cell>
              <table:table-cell office:value-type="float" office:value="38.1974373">
                <text:p>38.19743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4.86615">
                <text:p>164.86615</text:p>
              </table:table-cell>
              <table:table-cell office:value-type="float" office:value="57.4425812">
                <text:p>57.44258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2.776474">
                <text:p>152.776474</text:p>
              </table:table-cell>
              <table:table-cell office:value-type="float" office:value="79.3992004">
                <text:p>79.39920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03.223526">
                <text:p>103.2235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3.223526">
                <text:p>103.223526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1.1338425">
                <text:p>91.1338425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.3992004">
                <text:p>79.3992004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8.1326141">
                <text:p>68.1326141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7.4425812">
                <text:p>57.4425812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.4320526">
                <text:p>47.4320526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8.1974373">
                <text:p>38.19743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.827673">
                <text:p>29.827673</text:p>
              </table:table-cell>
              <table:table-cell office:value-type="float" office:value="252.559738">
                <text:p>252.5597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4033585">
                <text:p>22.4033585</text:p>
              </table:table-cell>
              <table:table-cell office:value-type="float" office:value="245.332703">
                <text:p>245.332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.9959993">
                <text:p>15.9959993</text:p>
              </table:table-cell>
              <table:table-cell office:value-type="float" office:value="233.596634">
                <text:p>233.5966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6672993">
                <text:p>10.6672993</text:p>
              </table:table-cell>
              <table:table-cell office:value-type="float" office:value="217.802567">
                <text:p>217.8025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.46857738">
                <text:p>6.46857738</text:p>
              </table:table-cell>
              <table:table-cell office:value-type="float" office:value="198.557419">
                <text:p>198.55741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44026947">
                <text:p>3.44026947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1153972">
                <text:p>1.61153972</text:p>
              </table:table-cell>
              <table:table-cell office:value-type="float" office:value="103.223526">
                <text:p>103.22352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44026947">
                <text:p>3.44026947</text:p>
              </table:table-cell>
              <table:table-cell office:value-type="float" office:value="79.3992004">
                <text:p>79.39920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.46857738">
                <text:p>6.46857738</text:p>
              </table:table-cell>
              <table:table-cell office:value-type="float" office:value="57.4425812">
                <text:p>57.44258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.6672993">
                <text:p>10.6672993</text:p>
              </table:table-cell>
              <table:table-cell office:value-type="float" office:value="38.1974373">
                <text:p>38.19743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.9959993">
                <text:p>15.9959993</text:p>
              </table:table-cell>
              <table:table-cell office:value-type="float" office:value="22.4033585">
                <text:p>22.40335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.4033585">
                <text:p>22.4033585</text:p>
              </table:table-cell>
              <table:table-cell office:value-type="float" office:value="10.6672993">
                <text:p>10.66729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.827673">
                <text:p>29.827673</text:p>
              </table:table-cell>
              <table:table-cell office:value-type="float" office:value="3.44026947">
                <text:p>3.4402694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8.1974373">
                <text:p>38.1974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7.4320526">
                <text:p>47.4320526</text:p>
              </table:table-cell>
              <table:table-cell office:value-type="float" office:value="3.44026947">
                <text:p>3.440269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7.4425812">
                <text:p>57.4425812</text:p>
              </table:table-cell>
              <table:table-cell office:value-type="float" office:value="10.6672993">
                <text:p>10.66729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8.1326141">
                <text:p>68.1326141</text:p>
              </table:table-cell>
              <table:table-cell office:value-type="float" office:value="22.4033585">
                <text:p>22.40335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9.3992004">
                <text:p>79.3992004</text:p>
              </table:table-cell>
              <table:table-cell office:value-type="float" office:value="38.1974373">
                <text:p>38.197437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1.1338425">
                <text:p>91.1338425</text:p>
              </table:table-cell>
              <table:table-cell office:value-type="float" office:value="57.4425812">
                <text:p>57.442581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3.223526">
                <text:p>103.223526</text:p>
              </table:table-cell>
              <table:table-cell office:value-type="float" office:value="79.3992004">
                <text:p>79.39920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5.551826">
                <text:p>115.551826</text:p>
              </table:table-cell>
              <table:table-cell office:value-type="float" office:value="103.223526">
                <text:p>103.2235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0.448181">
                <text:p>140.448181</text:p>
              </table:table-cell>
              <table:table-cell office:value-type="float" office:value="152.776474">
                <text:p>152.77647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2.776474">
                <text:p>152.776474</text:p>
              </table:table-cell>
              <table:table-cell office:value-type="float" office:value="176.6008">
                <text:p>176.60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64.86615">
                <text:p>164.86615</text:p>
              </table:table-cell>
              <table:table-cell office:value-type="float" office:value="198.557419">
                <text:p>198.5574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